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style:style>
    <style:style style:name="P2" style:family="paragraph" style:parent-style-name="Header">
      <style:text-properties fo:color="#666666" fo:font-size="11pt" style:font-size-asian="11pt" style:font-size-complex="11pt"/>
    </style:style>
    <style:style style:name="P3" style:family="paragraph" style:parent-style-name="Standard">
      <style:paragraph-properties fo:margin-top="0cm" fo:margin-bottom="0.499cm" fo:text-align="justify" style:justify-single-word="false"/>
      <style:text-properties style:font-name="Berlin Sans FB"/>
    </style:style>
    <style:style style:name="P4" style:family="paragraph" style:parent-style-name="Standard">
      <style:paragraph-properties fo:margin-top="0cm" fo:margin-bottom="0.51cm" fo:text-align="justify" style:justify-single-word="false"/>
      <style:text-properties style:font-name="Berlin Sans FB"/>
    </style:style>
    <style:style style:name="P5" style:family="paragraph" style:parent-style-name="Standard">
      <style:paragraph-properties fo:margin-top="0cm" fo:margin-bottom="0cm" fo:text-align="justify" style:justify-single-word="false"/>
      <style:text-properties style:font-name="Berlin Sans FB"/>
    </style:style>
    <style:style style:name="P6" style:family="paragraph" style:parent-style-name="Standard">
      <style:paragraph-properties fo:margin-top="0cm" fo:margin-bottom="0.3cm" fo:text-align="justify" style:justify-single-word="false"/>
      <style:text-properties style:font-name="Berlin Sans FB"/>
    </style:style>
    <style:style style:name="P7" style:family="paragraph" style:parent-style-name="Standard">
      <style:paragraph-properties fo:margin-top="0cm" fo:margin-bottom="0.3cm" fo:text-align="justify" style:justify-single-word="false"/>
      <style:text-properties style:font-name="Berlin Sans FB" fo:font-weight="normal" style:font-weight-asian="normal" style:font-weight-complex="normal"/>
    </style:style>
    <style:style style:name="P8" style:family="paragraph" style:parent-style-name="Standard">
      <style:paragraph-properties fo:margin-top="0cm" fo:margin-bottom="0.3cm" fo:text-align="center" style:justify-single-word="false"/>
      <style:text-properties style:font-name="Berlin Sans FB"/>
    </style:style>
    <style:style style:name="P9" style:family="paragraph" style:parent-style-name="Standard">
      <style:paragraph-properties fo:margin-top="0cm" fo:margin-bottom="0.3cm" fo:text-align="center" style:justify-single-word="false"/>
      <style:text-properties fo:color="#ff3333" style:font-name="Berlin Sans FB" fo:font-size="36pt" fo:font-weight="bold" style:font-size-asian="36pt" style:font-weight-asian="bold" style:font-size-complex="36pt" style:font-weight-complex="bold"/>
    </style:style>
    <style:style style:name="P10" style:family="paragraph" style:parent-style-name="Text_20_body">
      <style:paragraph-properties fo:margin-top="0cm" fo:margin-bottom="0.3cm" fo:text-align="justify" style:justify-single-word="false"/>
      <style:text-properties style:font-name="Berlin Sans FB"/>
    </style:style>
    <style:style style:name="P11" style:family="paragraph" style:parent-style-name="Standard">
      <style:paragraph-properties fo:margin-top="0cm" fo:margin-bottom="0.4cm" fo:text-align="justify" style:justify-single-word="false"/>
      <style:text-properties style:font-name="Berlin Sans FB"/>
    </style:style>
    <style:style style:name="P12" style:family="paragraph" style:parent-style-name="Standard">
      <style:paragraph-properties fo:margin-top="0.199cm" fo:margin-bottom="0.3cm" fo:text-align="justify" style:justify-single-word="false"/>
      <style:text-properties style:font-name="Berlin Sans FB"/>
    </style:style>
    <style:style style:name="P13" style:family="paragraph" style:parent-style-name="Standard">
      <style:paragraph-properties fo:margin-top="0.199cm" fo:margin-bottom="0.499cm" fo:text-align="justify" style:justify-single-word="false"/>
      <style:text-properties style:font-name="Berlin Sans FB"/>
    </style:style>
    <style:style style:name="P14" style:family="paragraph" style:parent-style-name="Standard">
      <style:paragraph-properties fo:margin-top="0cm" fo:margin-bottom="0.3cm" fo:text-align="justify" style:justify-single-word="false"/>
      <style:text-properties style:font-name="Berlin Sans FB"/>
    </style:style>
    <style:style style:name="P15" style:family="paragraph" style:parent-style-name="Heading_20_1">
      <style:paragraph-properties fo:text-align="center" style:justify-single-word="false"/>
      <style:text-properties style:font-name="Berlin Sans FB"/>
    </style:style>
    <style:style style:name="P16" style:family="paragraph" style:parent-style-name="Heading_20_3">
      <style:text-properties style:font-name="Berlin Sans FB"/>
    </style:style>
    <style:style style:name="P17" style:family="paragraph" style:parent-style-name="Heading_20_2">
      <style:paragraph-properties fo:margin-top="0.42cm" fo:margin-bottom="0cm" fo:text-align="center" style:justify-single-word="false"/>
      <style:text-properties style:font-name="Berlin Sans FB"/>
    </style:style>
    <style:style style:name="P18" style:family="paragraph" style:parent-style-name="Heading_20_2">
      <style:paragraph-properties fo:margin-top="0.12cm" fo:margin-bottom="0.21cm" fo:text-align="center" style:justify-single-word="false"/>
      <style:text-properties style:font-name="Berlin Sans FB"/>
    </style:style>
    <style:style style:name="P19" style:family="paragraph" style:parent-style-name="Heading_20_4">
      <style:paragraph-properties fo:margin-top="0.019cm" fo:margin-bottom="0.21cm" fo:keep-with-next="always"/>
      <style:text-properties style:font-name="Berlin Sans FB" style:font-name-asian="Microsoft YaHei" style:font-name-complex="Mangal"/>
    </style:style>
    <style:style style:name="P20" style:family="paragraph" style:parent-style-name="Heading_20_4">
      <style:paragraph-properties fo:break-before="page"/>
      <style:text-properties style:font-name="Berlin Sans FB"/>
    </style:style>
    <style:style style:name="P21" style:family="paragraph" style:parent-style-name="Heading_20_5">
      <style:paragraph-properties fo:margin-top="0.42cm" fo:margin-bottom="0.31cm"/>
      <style:text-properties style:font-name="Berlin Sans FB"/>
    </style:style>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cc00" fo:font-weight="bold" style:font-weight-asian="bold" style:font-weight-complex="bold"/>
    </style:style>
    <style:style style:name="T11" style:family="text">
      <style:text-properties fo:color="#0066ff" fo:font-weight="bold" style:font-weight-asian="bold" style:font-weight-complex="bold"/>
    </style:style>
    <style:style style:name="T12" style:family="text">
      <style:text-properties fo:language="en" fo:country="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 :</text:h>
      <text:h text:style-name="Heading_20_4" text:outline-level="4">Présentation générale du mémoire :</text:h>
      <text:p text:style-name="P6"><text:tab/><text:span text:style-name="T3">Cabmed</text:span> est un projet composé de trois applications différentes qui ''interagissent'' entre-elles. Cette application (ou ensemble d'application) sert à la gestion d'un cabinet médical. <text:span text:style-name="T1">J'insiste sur le fait qu'il s'agit-là de la gestion d'un CABINET MÉDICAL, pas d'un HÔPITAL !</text:span> Ici le projet est divisé en trois parties que j'ai appelé : ''<text:span text:style-name="T3">Admin</text:span>'' (gestion du personnel du cabinet), ''<text:span text:style-name="T3">Manage</text:span>'' (gestion des rendez-vous et dossier des patients) et enfin ''<text:span text:style-name="T3">Web</text:span>'' (ne servant qu'à consulter les rendez-vous passés et futurs). Ces trois parties sont trois applications différentes mais qui tournent autour d'une même base de données bien évidemment, le but étant de les faire fonctionner ensemble. La base de données tourne sur un serveur <text:span text:style-name="T3">MySQL</text:span>.</text:p>
      <text:p text:style-name="P6"><text:tab/>Avant de continuer je précise que j'ai volontairement choisi de ne pas m'occuper de certains points comme la comptabilité et la gestion des stocks (fournitures, médicaments, ...), ces points-là étant moins orientés informatique...</text:p>
      <text:p text:style-name="P5"/>
      <text:h text:style-name="P16" text:outline-level="3"/>
      <text:h text:style-name="P16" text:outline-level="3"/>
      <text:h text:style-name="P16" text:outline-level="3"/>
      <text:h text:style-name="P16" text:outline-level="3">Présentation général des applications :</text:h>
      <text:p text:style-name="P6">Comme expliqué plus haut, le projet est coupé en trois applications :</text:p>
      <text:p text:style-name="P6"><text:span text:style-name="T4">L'application ''Admin''</text:span> est celle permettant de gérer le personnel interne du cabinet (''admin'' pour ''administration'') et utilisable que par l'administrateur.</text:p>
      <text:p text:style-name="P6"><text:span text:style-name="T4">L'application ''Manage''</text:span> est celle permettant de gérer tout le reste et est utilisée par le personnel, les secrétaires et médecins.</text:p>
      <text:p text:style-name="P6"><text:span text:style-name="T4">L'application ''Web''</text:span> est celle permettant de consulter ses rendez-vous en ligne et utilisable par les patients et les médecin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erlin Sans FB" svg:font-family="'Berlin Sans FB'"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style style:name="MP2" style:family="paragraph" style:parent-style-name="Header">
      <style:text-properties fo:color="#666666"/>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Riduan Amar Ouaali<text:tab/><text:tab/>ISFCE 2013 - 2014<text:tab/> Présentation du mémoire Bachelier en Informatique de Gestion</text:p>
        <text:p text:style-name="MP1"><text:tab/>Sujet : Cabmed – Gestion d'un cabinet médical</text:p>
        <text:p text:style-name="MP2"><text:tab/></text:p>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dou Amar</meta:initial-creator>
    <meta:creation-date>2014-05-09T16:17:01.60</meta:creation-date>
    <dc:date>2014-05-17T16:27:22.41</dc:date>
    <dc:creator>Ridou Amar</dc:creator>
    <meta:editing-duration>PT14H8M32S</meta:editing-duration>
    <meta:editing-cycles>205</meta:editing-cycles>
    <meta:generator>OpenOffice/4.0.1$Win32 OpenOffice.org_project/401m5$Build-9714</meta:generator>
    <meta:document-statistic meta:table-count="0" meta:image-count="0" meta:object-count="0" meta:page-count="1" meta:paragraph-count="13" meta:word-count="252" meta:character-count="1696"/>
  </office:meta>
</office:document-meta>
</file>